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PLEDGE (39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PLEDGE (39:1-3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he decides (39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at he does (39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39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PLEDGE (39:1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PETITION (39:4-1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DAVID'S PETITION (39:4-13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Show me! (39:4-6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Show me! (39:4-6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frailty of life (39:4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futility of life (39:6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AVID'S PETITION (39:4-13):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Show me! (39:4-6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Save me! (39:7-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pare me! (39:10-1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Satisfy me! (39:12-1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39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DAVID'S PLEDGE (39:1-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DAVID'S PETITION (39:4-13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9 </dc:title>
    <meta:initial-creator>David STRICKLAND</meta:initial-creator>
    <dc:creator>David STRICKLAND</dc:creator>
    <meta:creation-date>2020-02-22T19:32:51Z</meta:creation-date>
    <dc:date>2020-02-22T19:32:51Z</dc:date>
    <meta:template xlink:href="BibleStudy" xlink:type="simple"/>
    <meta:editing-cycles>1</meta:editing-cycles>
    <meta:editing-duration>PT0S</meta:editing-duration>
    <meta:document-statistic meta:paragraph-count="21" meta:word-count="118"/>
  </office:meta>
</office:document-meta>
</file>